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за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р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text:span text:style-name="T1">навострила</text:span>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ш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ось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3655575025358557111"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их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text:span text:style-name="T1">на </text:span>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т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с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и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text:span text:style-name="T1">о</text:span>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text:span text:style-name="T1">последний</text:span>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т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фута брони отделяли меня от Эквестрии. Четыре фут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сировать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text:span>найди<text:span text:style-name="T11">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а увешана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к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и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ед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text:span text:style-name="T11">– </text:span>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н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ой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любв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ор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к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в прощальном жесте. Как сквозь подушку, я услышал его затихающий голос.</text:p>
      <text:p text:style-name="P104">– Ты ещё увидишь пару-тройку снов напоследок.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м</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9-01-07T10:26:04.25</dc:date>
    <meta:editing-duration>P168DT9H21M54S</meta:editing-duration>
    <meta:editing-cycles>1075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7" meta:character-count="705026"/>
  </office:meta>
</office:document-meta>
</file>